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office:font-face-decls>
  <office:automatic-styles>
    <style:style style:name="P1" style:family="paragraph" style:parent-style-name="Heading_20_3">
      <style:text-properties fo:font-variant="normal" fo:text-transform="none" fo:color="#2d2828" loext:opacity="100%" style:font-name="Open Sans" fo:font-size="18.75pt" fo:letter-spacing="normal" fo:font-style="normal" fo:font-weight="normal"/>
    </style:style>
    <style:style style:name="P2" style:family="paragraph" style:parent-style-name="Standard">
      <style:text-properties fo:font-weight="normal" style:font-weight-asian="normal" style:font-weight-complex="normal"/>
    </style:style>
    <style:style style:name="P3" style:family="paragraph" style:parent-style-name="Text_20_body">
      <style:text-properties fo:font-variant="normal" fo:text-transform="none" fo:color="#2d2828" loext:opacity="100%" style:font-name="Open Sans" fo:font-size="18.75pt" fo:letter-spacing="normal" fo:font-style="normal" fo:font-weight="normal"/>
    </style:style>
    <style:style style:name="P4" style:family="paragraph" style:parent-style-name="Text_20_body">
      <style:text-properties fo:font-variant="normal" fo:text-transform="none" fo:color="#2d2828" loext:opacity="100%" style:font-name="Open Sans" fo:font-size="15pt" fo:letter-spacing="normal" fo:font-style="normal" fo:font-weight="normal" officeooo:paragraph-rsid="001db067" style:font-size-asian="15pt" style:font-weight-asian="normal" style:font-size-complex="15pt" style:font-weight-complex="normal"/>
    </style:style>
    <style:style style:name="P5" style:family="paragraph" style:parent-style-name="Text_20_body">
      <style:text-properties fo:font-variant="normal" fo:text-transform="none" fo:color="#2d2828" loext:opacity="100%" style:font-name="Open Sans" fo:font-size="15pt" fo:letter-spacing="normal" fo:font-style="normal" fo:font-weight="bold" officeooo:paragraph-rsid="001db067"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 text:c="12"/><text:span text:style-name="T1">Development - Delivery Of Sprint-2</text:span></text:h>
      <text:p text:style-name="P3"><text:span text:style-name="T1"/></text:p>
      <text:p text:style-name="P5">ABSTRACT:</text:p>
      <text:p text:style-name="P4"><text:s/>Early prediction of liver disease is very important to save human life and take proper steps to control the disease. Decision Tree algorithms have been successfully applied in various fields especially in medical science. This research work explores the early prediction of liver disease using various decision tree techniques. The liver disease dataset which is select for this study is consisting of attributes like total bilirubin, direct bilirubin, age, gender, total proteins, albumin and globulin ratio. The main purpose of this work is to calculate the performance of various decision tree techniques and compare their performance. The decision tree techniques used in this study are J48, LMT, Random Forest, Random tree, REPTree, Decision Stump, and Hoeffding Tree. The analysis proves that Decision Stump provides the highest accuracy than other techniques. KEYWORDS Data Mining, Decision Tree, Liver Disease 1. INTRODUCTION The liver plays an important role in many bodily functions from protein production and blood clotting to cholesterol, glucose (sugar), and iron metabolism. It has a range of functions, including removing toxins from the body, and is crucial to survival. The loss of those functions can cause significant damage to the body. When liver is infected with a virus, injured by chemicals, or under attack from own immune system, the basic danger is the same – that liver will become so damaged that it can no longer work to keep a person alive. Liver disease caused by hepatotrophic viruses imposes a substantial burden on health care resources. Persistent infections from hepatitis B virus (HBV), hepatitis C virus, and hepatitis delta virus result in chronic liver disease. The most basic classification of liver disease is as acute and chronic. The definition of acute liver disease is based on duration, with the history of the disease does not exceed six months. Acute viral hepatitis and drug reactions account for the majority of cases of acute liver disease. Liver disease is also referred to as hepatic disease. Usually nausea, vomiting, right upper quadrant abdominal pain, <text:soft-page-break/>fatigue and weakness are classic symptoms of liver disease. Symptoms of liver patient include jaundice, abdominal pain, fatigue, nausea, vomiting, back pain, abdominal swelling, weight loss, fluid in abnormal cavity, general itching, pale stool, enlarged spleen and gallbladder [1]. Symptoms of liver disease can vary, but they often include swelling of the abdomen and legs, bruising easily, changes in the colour of your stool and urine, and jaundice, or yellowing of the skin and eyes. Sometimes there are no symptoms. Tests such as imaging tests and liver function tests can check for liver damage and help to diagnose liver diseases. International Journal of Data Mining &amp; Knowledge Management Process (IJDKP) Vol.8, No.2, March 2018 2 The purpose of this study is to compare the decision tree algorithms such as J48, LMT, Random Tree, Random Forest, REPTree, Decision Stump and Hoeffding Tree in diagnosis liver disease. The liver dataset are analyzed using above decision tree algorithms and compare their performance with respect to seven performance metrics (ACC%, MAE, PRE, REC, FME, Kappa Statistics and runtime). The paper is organized as follows: In Section 2, the Related Works is presented. In Section 3, Methodology used in this paper is given. Experiments and result is presented in Section 4. The paper is concluded in Section 5. </text:p>
      <text:p text:style-name="P5">2 .RELATED WORKS :</text:p>
      <text:p text:style-name="P4">Machine learning has attracted a huge amount of researches and has been applied in various fields in the world. In medicine, machine learning has proved its power in which it has been employed to solve many emergency problems such as cancer treatment, heart disease, dengue fever diagnosis and so on. Among several outstanding methods, Decision Tree algorithms have been employed for many researches. Liver disease of the patients has been continuously increasing because of inhale of harmful gases, intake of contaminated food, different kinds of drugs and excessive consumption of alcohol. Automatic classification tools may reduce burden on doctors [2]. The classification algorithms based on classification of some liver patient datasets. For the algorithm he considered Naïve Bayes classifier, C4.5, Back propagation Neural Network algorithm, and Support Vector Machines which evaluated based on four <text:soft-page-break/>criteria: Accuracy, Precision, Sensitivity and Specificity. On the other hand, Aneeshkumar [3] used a methodology to effective classification of liver and non-liver disease dataset. Pre-processing method is used to cleansing the data for effective classification, after cleansing the data. 15 attributes of real medical data are collected from dataset. C4.5 and Naive Bayes are the two algorithms used in his study. He divided datasets into three different types of ratio based on average and standard deviation of each factor of both class and evaluated the accuracy. The result in his study after evaluate the accuracy, he said C4.5 is gives better accuracy than Naive Bayes, because it gives more accuracy with the minimum time taken. Naïve Bayes is sometimes better than FT growth algorithm with the use of machine learning for detection of liver disease [4]. He compared among 29 datasets with 12 different attributes. By comparing two decision tree algorithms which are FT growth and Naïve Bayes and found that Naïve Bayes is better than FT growth algorithm with the use of machine learning because, Naïve Bayes (75.54%) gives more accuracy than FT growth algorithm (72.66) using WEKA Tool. Whereas, in comparison of Ft tree Naïve Baiyes and Kstar to predict the liver disease disorder with evaluate using 10-fold cross validation, Rajeswari [5], identified FT tree gives better role for increasing the accuracy of the dataset in classification technique algorithm. The computer aided diagnosis (CAD) system consists of the segmentation of liver and lesion, extraction of features from alesion and characterization of liver diseases by means of a classifier. In an experiment Gunasundari [6] found conversional image processing operations, neural networks and Genetic algorithm gives successful result for liver disease disorder diagnosis. In future liver disease disorder diagnosis extended in many directions. Such as using effective algorithms and more texture feature technique algorithms. CART uses a purity-based measure, and the algorithm splits the training data set based on how probably the subsets become purer for a class, and it spends more time to generate smaller trees. CART and C4.5 both algorithms are gives good result with oversampling for liver disease disorder dataset. These algorithms could reduce the minor class increment to smaller percentage [7]. Decision tree algorithm does not give high priority for minor classes for <text:soft-page-break/>that reason using duplication in BUPA liver disease disorder International Journal of Data Mining &amp; Knowledge Management Process (IJDKP) Vol.8, No.2, March 2018 3 dataset, increase the number of instances of minor class and proceed with two decision tree algorithms and both algorithms gives good result in insufficiency of liver disease disorder data. Case Based Reasoning (CBR) and Classification and Regression Tree (CART) techniques could be useful to detect the liver disease [8]. Feature selection plays a vital role in text categorization. A range of different methods have been developed, each having unique properties and selecting different features. We show some results of an extensive study of feature selection approaches using a wide range of combination methods. Bendi [9], proposed a Modified Rotation Forest algorithm to calculate the accuracy of the liver classification techniques in UCI liver dataset using the combo of feature selection technique and selected classification technique algorithm. Over the past few years, the increasing attention on severe challenges in medical diagnosis process such as sharply increased elderly patients, limited medical personnel, has led to a number of contributions in the areas of the intelligent medical diagnosis methods. The early contributions can be found on the neural networks, it provides a new significant way for intelligent medical diagnosis. A model proposed by Kiruba [10] on intelligent agent based system to hike a precise and accurate of diagnosis system. C4.5 decision tree algorithm and Random tree algorithm are used to predict. Two different types of liver disease disorder dataset are combined and predict the accuracy of the disease. And then conclude these both algorithms gives very good accuracy for diagnosing liver disease disorder. Liver abscess is the commonest cause of hepatomegaly and it is due to amoebiasis, followed by fatty liver, congestive cardic failure, hepatocellular carcinoma, and viral hepatitis seen only in few patients .</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19T12:45:45.608000000</meta:creation-date>
    <dc:date>2022-11-19T12:52:53.355000000</dc:date>
    <meta:editing-duration>PT7M9S</meta:editing-duration>
    <meta:editing-cycles>1</meta:editing-cycles>
    <meta:document-statistic meta:table-count="0" meta:image-count="0" meta:object-count="0" meta:page-count="4" meta:paragraph-count="5" meta:word-count="1370" meta:character-count="8923" meta:non-whitespace-character-count="7543"/>
    <meta:generator>LibreOffice/7.2.4.1$Windows_X86_64 LibreOffice_project/27d75539669ac387bb498e35313b970b7fe9c4f9</meta:generator>
  </office:meta>
</office:document-meta>
</file>